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egoe UI', Arial, Helvetica, sans-serif"/>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paragraph-properties fo:margin-left="0in" fo:margin-right="0in" fo:margin-top="0in" fo:margin-bottom="0.2602in" loext:contextual-spacing="false" fo:orphans="2" fo:widows="2" fo:text-indent="0in" style:auto-text-indent="false"/>
      <style:text-properties officeooo:paragraph-rsid="00154d76"/>
    </style:style>
    <style:style style:name="P2" style:family="paragraph" style:parent-style-name="Text_20_body">
      <style:text-properties officeooo:rsid="0019271a" officeooo:paragraph-rsid="0019271a"/>
    </style:style>
    <style:style style:name="P3" style:family="paragraph" style:parent-style-name="Text_20_body">
      <style:paragraph-properties fo:margin-left="0in" fo:margin-right="0in" fo:margin-top="0in" fo:margin-bottom="0.2602in" loext:contextual-spacing="false" fo:orphans="2" fo:widows="2" fo:text-indent="0in" style:auto-text-indent="false"/>
    </style:style>
    <style:style style:name="P4" style:family="paragraph" style:parent-style-name="Text_20_body">
      <style:paragraph-properties fo:margin-left="0in" fo:margin-right="0in" fo:margin-top="0in" fo:margin-bottom="0.2602in" loext:contextual-spacing="false" fo:orphans="2" fo:widows="2" fo:text-indent="0in" style:auto-text-indent="false"/>
      <style:text-properties officeooo:paragraph-rsid="00154d76"/>
    </style:style>
    <style:style style:name="P5" style:family="paragraph" style:parent-style-name="Text_20_body">
      <style:paragraph-properties fo:margin-left="0in" fo:margin-right="0in" fo:margin-top="0in" fo:margin-bottom="0.2602in" loext:contextual-spacing="false" fo:orphans="2" fo:widows="2" fo:text-indent="0in" style:auto-text-indent="false"/>
      <style:text-properties officeooo:paragraph-rsid="00184e7f"/>
    </style:style>
    <style:style style:name="P6" style:family="paragraph" style:parent-style-name="Text_20_body">
      <style:paragraph-properties fo:margin-left="0in" fo:margin-right="0in" fo:margin-top="0in" fo:margin-bottom="0.2602in" loext:contextual-spacing="false" fo:orphans="2" fo:widows="2" fo:text-indent="0in" style:auto-text-indent="false"/>
      <style:text-properties officeooo:paragraph-rsid="0019271a"/>
    </style:style>
    <style:style style:name="P7" style:family="paragraph" style:parent-style-name="Text_20_body">
      <style:paragraph-properties fo:margin-left="0in" fo:margin-right="0in" fo:margin-top="0in" fo:margin-bottom="0.2602in" loext:contextual-spacing="false" fo:orphans="2" fo:widows="2" fo:text-indent="0in" style:auto-text-indent="false"/>
      <style:text-properties officeooo:rsid="0016355e" officeooo:paragraph-rsid="0016355e"/>
    </style:style>
    <style:style style:name="T1" style:family="text">
      <style:text-properties fo:font-variant="normal" fo:text-transform="none" fo:color="#474747" style:font-name="Open Sans" fo:font-size="10.5pt" fo:letter-spacing="normal" fo:font-style="normal"/>
    </style:style>
    <style:style style:name="T2" style:family="text">
      <style:text-properties fo:font-variant="normal" fo:text-transform="none" fo:color="#474747" style:font-name="Open Sans" fo:font-size="10.5pt" fo:letter-spacing="normal" fo:font-style="normal" fo:font-weight="normal"/>
    </style:style>
    <style:style style:name="T3" style:family="text">
      <style:text-properties fo:font-variant="normal" fo:text-transform="none" fo:color="#474747" style:font-name="Open Sans" fo:font-size="10.5pt" fo:letter-spacing="normal" fo:font-style="normal" fo:font-weight="normal" officeooo:rsid="001bd53b"/>
    </style:style>
    <style:style style:name="T4" style:family="text">
      <style:text-properties fo:font-variant="normal" fo:text-transform="none" fo:color="#474747" style:font-name="Open Sans" fo:font-size="10.5pt" fo:letter-spacing="normal" fo:font-style="normal" fo:font-weight="normal" officeooo:rsid="001dd289"/>
    </style:style>
    <style:style style:name="T5" style:family="text">
      <style:text-properties fo:font-variant="normal" fo:text-transform="none" fo:color="#474747" style:font-name="Open Sans" fo:font-size="10.5pt" fo:letter-spacing="normal" fo:font-style="normal" fo:font-weight="normal" officeooo:rsid="001f51bc"/>
    </style:style>
    <style:style style:name="T6" style:family="text">
      <style:text-properties fo:font-variant="normal" fo:text-transform="none" fo:color="#000000" style:font-name="Open Sans" fo:font-size="9pt" fo:letter-spacing="normal" fo:font-style="normal" fo:font-weight="bold"/>
    </style:style>
    <style:style style:name="T7" style:family="text">
      <style:text-properties officeooo:rsid="00154d76"/>
    </style:style>
    <style:style style:name="T8" style:family="text">
      <style:text-properties fo:color="#ce181e"/>
    </style:style>
    <style:style style:name="T9" style:family="text">
      <style:text-properties officeooo:rsid="0019271a"/>
    </style:style>
    <style:style style:name="T10" style:family="text">
      <style:text-properties fo:color="#474747" style:font-name="Open Sans" fo:font-size="10.5pt" fo:letter-spacing="normal" fo:font-weight="normal"/>
    </style:style>
    <style:style style:name="T11" style:family="text">
      <style:text-properties officeooo:rsid="00214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text:span text:style-name="T2"/></text:h>
      <text:h text:style-name="Heading_20_1" text:outline-level="1">MYD10A1 <text:span text:style-name="T9">(snow cover)</text:span></text:h>
      <text:p text:style-name="P5"><text:span text:style-name="T7"><text:s/>(</text:span><text:a xlink:type="simple" xlink:href="https://nsidc.org/data/myd10a1" text:style-name="Internet_20_link" text:visited-style-name="Visited_20_Internet_20_Link"><text:span text:style-name="T7">https://nsidc.org/data/myd10a1</text:span></text:a><text:span text:style-name="T7">)</text:span></text:p>
      <text:h text:style-name="P1" text:outline-level="4"><text:bookmark text:name="title31"/><text:span text:style-name="T6">Error Sources</text:span></text:h>
      <text:p text:style-name="P3"><text:span text:style-name="T2">The NDSI technique has proven to be a robust indicator of snow cover. Numerous investigators have utilized MODIS snow cover data sets and reported accuracy in the range of 88% to 93%. For this data set, choosing a single, best observation of the day results in a weave or stitch pattern along the edges of adjacent swaths. This pattern is most apparent where cloud cover changed between the acquisition times of overlapping swaths. In addition, users may encounter interwoven cloud and clear observations in images with snow cover. Differences in viewing geometry can also produces discontinuities in regions where adjacent swaths overlap.</text:span></text:p>
      <text:p text:style-name="Text_20_body">MYD10A1 is based on MYD10_L2 (<text:a xlink:type="simple" xlink:href="https://nsidc.org/data/myd10_l2/versions/6" text:style-name="Internet_20_link" text:visited-style-name="Visited_20_Internet_20_Link">https://nsidc.org/data/myd10_l2/versions/6</text:a>):</text:p>
      <text:h text:style-name="Heading_20_5" text:outline-level="5">"Cloud Masking</text:h>
      <text:p text:style-name="P4"><text:span text:style-name="T8">Clouds are masked using the Unobstructed Field of View (UFOV) cloud mask flag from MOD35_L2.</text:span><text:span text:style-name="T2"> Values in the 1 km mask value are applied to the four corresponding 500 m pixels.  If the cloud mask flags “certain cloud,” the pixels are masked as cloud.  Values of “confident clear," “probably clear,” or “uncertain clear” are interpreted as clear in the snow cover algorithm.”</text:span></text:p>
      <text:h text:style-name="Heading_20_1" text:outline-level="1">MOD09 <text:span text:style-name="T9">(surface reflectance)</text:span></text:h>
      <text:p text:style-name="P7"><text:span text:style-name="T2"/></text:p>
      <text:p text:style-name="Text_20_body">ATBD: <text:a xlink:type="simple" xlink:href="https://modis.gsfc.nasa.gov/data/atbd/atbd_mod08.pdf" text:style-name="Internet_20_link" text:visited-style-name="Visited_20_Internet_20_Link">https://modis.gsfc.nasa.gov/data/atbd/atbd_mod08.pdf</text:a></text:p>
      <text:p text:style-name="Text_20_body">“The MODIS-derived products used as inputs include: geographically registered and calibrated radiances (MOD02, MOD03) cloud mask (MOD35), spectral aerosol optical thickness (MOD04), precipitable water (MOD05), ozone (MOD07) and surface BRDF product from the 16-D prior period (MOD43). “</text:p>
      <text:p text:style-name="Text_20_body">MOD09 (<text:a xlink:type="simple" xlink:href="https://lpdaac.usgs.gov/documents/306/MOD09_User_Guide_V6.pdf" text:style-name="Internet_20_link" text:visited-style-name="Visited_20_Internet_20_Link">https://lpdaac.usgs.gov/documents/306/MOD09_User_Guide_V6.pdf</text:a>)</text:p>
      <text:p text:style-name="P6">“All cloud information should be derived from State QA SDSs, and in particular, the SDS 'state_1km' in MOD09GA or MOD09GST files, and/or SDS 'sur_refl_state_500m' in MOD09A1 files. In these SDSs, each pixel contains two cloud masks: one that is read from MOD35 (bits 0-1) and one that is generated by PGE11's internal cloud algorithm (bit 10).” </text:p>
      <text:p text:style-name="P7"><text:span text:style-name="T2"/></text:p>
      <text:h text:style-name="Heading_20_1" text:outline-level="1"><text:soft-page-break/>Collection 6.1</text:h>
      <text:p text:style-name="Text_20_body"><text:a xlink:type="simple" xlink:href="https://atmosphere-imager.gsfc.nasa.gov/documentation/collection-61" text:style-name="Internet_20_link" text:visited-style-name="Visited_20_Internet_20_Link">https://atmosphere-imager.gsfc.nasa.gov/documentation/collection-61</text:a></text:p>
      <text:p text:style-name="P2">About cloud:</text:p>
      <text:p text:style-name="Text_20_body"><text:a xlink:type="simple" xlink:href="https://atmosphere-imager.gsfc.nasa.gov/sites/default/files/ModAtmo/C6.1_Calibration_and_Cloud_Product_Changes_UW_frey_CCM_1.pdf" text:style-name="Internet_20_link" text:visited-style-name="Visited_20_Internet_20_Link">https://atmosphere-imager.gsfc.nasa.gov/sites/default/files/ModAtmo/C6.1_Calibration_and_Cloud_Product_Changes_UW_frey_CCM_1.pdf</text:a></text:p>
      <text:p text:style-name="P7"><text:span text:style-name="T2"/></text:p>
      <text:h text:style-name="Heading_20_1" text:outline-level="1">MOD35 update </text:h>
      <text:p text:style-name="Text_20_body">V5 and V6: <text:a xlink:type="simple" xlink:href="https://modis.gsfc.nasa.gov/sci_team/meetings/201001/presentations/atmos/frey.pdf" text:style-name="Internet_20_link" text:visited-style-name="Visited_20_Internet_20_Link">https://modis.gsfc.nasa.gov/sci_team/meetings/201001/presentations/atmos/frey.pdf</text:a></text:p>
      <text:p text:style-name="Text_20_body">ATBD: <text:a xlink:type="simple" xlink:href="https://atmosphere-imager.gsfc.nasa.gov/sites/default/files/ModAtmo/MOD35_ATBD_Collection6_1.pdf" text:style-name="Internet_20_link" text:visited-style-name="Visited_20_Internet_20_Link">https://atmosphere-imager.gsfc.nasa.gov/sites/default/files/ModAtmo/MOD35_ATBD_Collection6_1.pdf</text:a></text:p>
      <text:h text:style-name="Heading_20_1" text:outline-level="1">Additional cloud data sets:</text:h>
      <text:p text:style-name="Text_20_body">PROBA-V C1/3 Top Of Canopy Daily Synthesis</text:p>
      <text:p text:style-name="Text_20_body">Sentinel 201<text:span text:style-name="T11">9</text:span>: </text:p>
      <text:p text:style-name="P7"><text:span text:style-name="T2"/></text:p>
      <text:p text:style-name="P7"><text:span text:style-name="T2"/></text:p>
      <text:p text:style-name="P7"><text:span text:style-name="T2"/></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egoe UI', Arial, Helvetica, sans-serif"/>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08:13:40.111593024</meta:creation-date>
    <dc:date>2020-01-08T11:30:56.765198273</dc:date>
    <meta:editing-duration>PT5M17S</meta:editing-duration>
    <meta:editing-cycles>3</meta:editing-cycles>
    <meta:generator>LibreOffice/6.0.7.3$Linux_X86_64 LibreOffice_project/00m0$Build-3</meta:generator>
    <meta:document-statistic meta:table-count="0" meta:image-count="0" meta:object-count="0" meta:page-count="2" meta:paragraph-count="22" meta:word-count="306" meta:character-count="2462" meta:non-whitespace-character-count="2172"/>
  </office:meta>
</office:document-meta>
</file>